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76pt"/>
    </style:style>
    <style:style style:name="co3" style:family="table-column">
      <style:table-column-properties fo:break-before="auto" style:column-width="39.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oystick" table:style-name="ta1">
        <table:shapes>
          <draw:frame draw:z-index="0" draw:name="Estimación de Altura" draw:style-name="gr1" draw:text-style-name="P1" svg:width="720pt" svg:height="432pt" svg:x="286.41pt" svg:y="79.06pt">
            <loext:p draw:notify-on-update-of-ranges="height_joystick.B1:height_joystick.B1 height_joystick.B2:height_joystick.B102 height_joystick.C1:height_joystick.C1 height_joystick.C2:height_joystick.C102 height_joystick.D1:height_joystick.D1 height_joystick.D2:height_joystick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lgoritmo actual</text:p>
          </table:table-cell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1"/>
        </table:table-row>
        <table:table-row table:style-name="ro1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22161" calcext:value-type="float">
            <text:p>0.0422161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</table:table-row>
        <table:table-row table:style-name="ro1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66284" calcext:value-type="float">
            <text:p>0.0466284</text:p>
          </table:table-cell>
          <table:table-cell table:formula="of:=[.D2]" office:value-type="float" office:value="0.05" calcext:value-type="float">
            <text:p>0.05</text:p>
          </table:table-cell>
          <table:table-cell/>
          <table:table-cell table:style-name="ce3" table:formula="of:=[.B104]" office:value-type="float" office:value="0.0402271" calcext:value-type="float">
            <text:p>0.0402271</text:p>
          </table:table-cell>
          <table:table-cell table:style-name="ce3" table:formula="of:=[.C104]" office:value-type="float" office:value="0.0405722" calcext:value-type="float">
            <text:p>0.0405722</text:p>
          </table:table-cell>
        </table:table-row>
        <table:table-row table:style-name="ro2">
          <table:table-cell/>
          <table:table-cell office:value-type="float" office:value="0.0371634" calcext:value-type="float">
            <text:p>0.0371634</text:p>
          </table:table-cell>
          <table:table-cell office:value-type="float" office:value="0.0400101" calcext:value-type="float">
            <text:p>0.0400101</text:p>
          </table:table-cell>
          <table:table-cell table:formula="of:=[.D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59572" calcext:value-type="float">
            <text:p>0.0459572</text:p>
          </table:table-cell>
          <table:table-cell office:value-type="float" office:value="0.0367024" calcext:value-type="float">
            <text:p>0.0367024</text:p>
          </table:table-cell>
          <table:table-cell table:formula="of:=[.D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7097" calcext:value-type="float">
            <text:p>0.0397097</text:p>
          </table:table-cell>
          <table:table-cell office:value-type="float" office:value="0.0416915" calcext:value-type="float">
            <text:p>0.0416915</text:p>
          </table:table-cell>
          <table:table-cell table:formula="of:=[.D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57075" calcext:value-type="float">
            <text:p>0.0357075</text:p>
          </table:table-cell>
          <table:table-cell office:value-type="float" office:value="0.0385151" calcext:value-type="float">
            <text:p>0.0385151</text:p>
          </table:table-cell>
          <table:table-cell table:formula="of:=[.D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6723" calcext:value-type="float">
            <text:p>0.0416723</text:p>
          </table:table-cell>
          <table:table-cell office:value-type="float" office:value="0.0466284" calcext:value-type="float">
            <text:p>0.0466284</text:p>
          </table:table-cell>
          <table:table-cell table:formula="of:=[.D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369691" calcext:value-type="float">
            <text:p>0.0369691</text:p>
          </table:table-cell>
          <table:table-cell table:formula="of:=[.D1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444293" calcext:value-type="float">
            <text:p>0.0444293</text:p>
          </table:table-cell>
          <table:table-cell table:formula="of:=[.D1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59778" calcext:value-type="float">
            <text:p>0.0359778</text:p>
          </table:table-cell>
          <table:table-cell office:value-type="float" office:value="0.0377958" calcext:value-type="float">
            <text:p>0.0377958</text:p>
          </table:table-cell>
          <table:table-cell table:formula="of:=[.D1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1578" calcext:value-type="float">
            <text:p>0.0371578</text:p>
          </table:table-cell>
          <table:table-cell table:formula="of:=[.D1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2243" calcext:value-type="float">
            <text:p>0.0402243</text:p>
          </table:table-cell>
          <table:table-cell office:value-type="float" office:value="0.0385107" calcext:value-type="float">
            <text:p>0.0385107</text:p>
          </table:table-cell>
          <table:table-cell table:formula="of:=[.D1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313" calcext:value-type="float">
            <text:p>0.0407313</text:p>
          </table:table-cell>
          <table:table-cell office:value-type="float" office:value="0.040234" calcext:value-type="float">
            <text:p>0.040234</text:p>
          </table:table-cell>
          <table:table-cell table:formula="of:=[.D1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07355" calcext:value-type="float">
            <text:p>0.0407355</text:p>
          </table:table-cell>
          <table:table-cell table:formula="of:=[.D1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788" calcext:value-type="float">
            <text:p>0.0408788</text:p>
          </table:table-cell>
          <table:table-cell office:value-type="float" office:value="0.0431085" calcext:value-type="float">
            <text:p>0.0431085</text:p>
          </table:table-cell>
          <table:table-cell table:formula="of:=[.D1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7794" calcext:value-type="float">
            <text:p>0.0387794</text:p>
          </table:table-cell>
          <table:table-cell office:value-type="float" office:value="0.0408466" calcext:value-type="float">
            <text:p>0.0408466</text:p>
          </table:table-cell>
          <table:table-cell table:formula="of:=[.D1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94142" calcext:value-type="float">
            <text:p>0.0394142</text:p>
          </table:table-cell>
          <table:table-cell table:formula="of:=[.D1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2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52012" calcext:value-type="float">
            <text:p>0.0452012</text:p>
          </table:table-cell>
          <table:table-cell office:value-type="float" office:value="0.0376356" calcext:value-type="float">
            <text:p>0.0376356</text:p>
          </table:table-cell>
          <table:table-cell table:formula="of:=[.D2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2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363" calcext:value-type="float">
            <text:p>0.038363</text:p>
          </table:table-cell>
          <table:table-cell table:formula="of:=[.D2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7521" calcext:value-type="float">
            <text:p>0.0437521</text:p>
          </table:table-cell>
          <table:table-cell office:value-type="float" office:value="0.0376356" calcext:value-type="float">
            <text:p>0.0376356</text:p>
          </table:table-cell>
          <table:table-cell table:formula="of:=[.D2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9466" calcext:value-type="float">
            <text:p>0.0429466</text:p>
          </table:table-cell>
          <table:table-cell office:value-type="float" office:value="0.0411617" calcext:value-type="float">
            <text:p>0.0411617</text:p>
          </table:table-cell>
          <table:table-cell table:formula="of:=[.D2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55" calcext:value-type="float">
            <text:p>0.0407255</text:p>
          </table:table-cell>
          <table:table-cell office:value-type="float" office:value="0.037927" calcext:value-type="float">
            <text:p>0.037927</text:p>
          </table:table-cell>
          <table:table-cell table:formula="of:=[.D2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2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8668" calcext:value-type="float">
            <text:p>0.0438668</text:p>
          </table:table-cell>
          <table:table-cell office:value-type="float" office:value="0.0422206" calcext:value-type="float">
            <text:p>0.0422206</text:p>
          </table:table-cell>
          <table:table-cell table:formula="of:=[.D2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55482" calcext:value-type="float">
            <text:p>0.0355482</text:p>
          </table:table-cell>
          <table:table-cell office:value-type="float" office:value="0.0407313" calcext:value-type="float">
            <text:p>0.0407313</text:p>
          </table:table-cell>
          <table:table-cell table:formula="of:=[.D2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3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5068" calcext:value-type="float">
            <text:p>0.0385068</text:p>
          </table:table-cell>
          <table:table-cell office:value-type="float" office:value="0.0427839" calcext:value-type="float">
            <text:p>0.0427839</text:p>
          </table:table-cell>
          <table:table-cell table:formula="of:=[.D3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0466" calcext:value-type="float">
            <text:p>0.0400466</text:p>
          </table:table-cell>
          <table:table-cell office:value-type="float" office:value="0.0372331" calcext:value-type="float">
            <text:p>0.0372331</text:p>
          </table:table-cell>
          <table:table-cell table:formula="of:=[.D3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0634" calcext:value-type="float">
            <text:p>0.0370634</text:p>
          </table:table-cell>
          <table:table-cell office:value-type="float" office:value="0.0376436" calcext:value-type="float">
            <text:p>0.0376436</text:p>
          </table:table-cell>
          <table:table-cell table:formula="of:=[.D3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7024" calcext:value-type="float">
            <text:p>0.0367024</text:p>
          </table:table-cell>
          <table:table-cell office:value-type="float" office:value="0.0422161" calcext:value-type="float">
            <text:p>0.0422161</text:p>
          </table:table-cell>
          <table:table-cell table:formula="of:=[.D3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6915" calcext:value-type="float">
            <text:p>0.0416915</text:p>
          </table:table-cell>
          <table:table-cell office:value-type="float" office:value="0.0446767" calcext:value-type="float">
            <text:p>0.0446767</text:p>
          </table:table-cell>
          <table:table-cell table:formula="of:=[.D3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5165" calcext:value-type="float">
            <text:p>0.0385165</text:p>
          </table:table-cell>
          <table:table-cell office:value-type="float" office:value="0.0442674" calcext:value-type="float">
            <text:p>0.0442674</text:p>
          </table:table-cell>
          <table:table-cell table:formula="of:=[.D3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5536" calcext:value-type="float">
            <text:p>0.0445536</text:p>
          </table:table-cell>
          <table:table-cell office:value-type="float" office:value="0.0393119" calcext:value-type="float">
            <text:p>0.0393119</text:p>
          </table:table-cell>
          <table:table-cell table:formula="of:=[.D3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4906" calcext:value-type="float">
            <text:p>0.0424906</text:p>
          </table:table-cell>
          <table:table-cell office:value-type="float" office:value="0.0402353" calcext:value-type="float">
            <text:p>0.0402353</text:p>
          </table:table-cell>
          <table:table-cell table:formula="of:=[.D3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407" calcext:value-type="float">
            <text:p>0.0431407</text:p>
          </table:table-cell>
          <table:table-cell office:value-type="float" office:value="0.040841" calcext:value-type="float">
            <text:p>0.040841</text:p>
          </table:table-cell>
          <table:table-cell table:formula="of:=[.D3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06" calcext:value-type="float">
            <text:p>0.043106</text:p>
          </table:table-cell>
          <table:table-cell office:value-type="float" office:value="0.0393119" calcext:value-type="float">
            <text:p>0.0393119</text:p>
          </table:table-cell>
          <table:table-cell table:formula="of:=[.D4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402353" calcext:value-type="float">
            <text:p>0.0402353</text:p>
          </table:table-cell>
          <table:table-cell table:formula="of:=[.D4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4199" calcext:value-type="float">
            <text:p>0.0404199</text:p>
          </table:table-cell>
          <table:table-cell office:value-type="float" office:value="0.0364791" calcext:value-type="float">
            <text:p>0.0364791</text:p>
          </table:table-cell>
          <table:table-cell table:formula="of:=[.D4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9043" calcext:value-type="float">
            <text:p>0.0379043</text:p>
          </table:table-cell>
          <table:table-cell office:value-type="float" office:value="0.0466284" calcext:value-type="float">
            <text:p>0.0466284</text:p>
          </table:table-cell>
          <table:table-cell table:formula="of:=[.D4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5107" calcext:value-type="float">
            <text:p>0.0385107</text:p>
          </table:table-cell>
          <table:table-cell office:value-type="float" office:value="0.0422119" calcext:value-type="float">
            <text:p>0.0422119</text:p>
          </table:table-cell>
          <table:table-cell table:formula="of:=[.D4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55027" calcext:value-type="float">
            <text:p>0.0455027</text:p>
          </table:table-cell>
          <table:table-cell office:value-type="float" office:value="0.0445619" calcext:value-type="float">
            <text:p>0.0445619</text:p>
          </table:table-cell>
          <table:table-cell table:formula="of:=[.D4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4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064" calcext:value-type="float">
            <text:p>0.038064</text:p>
          </table:table-cell>
          <table:table-cell office:value-type="float" office:value="0.0400032" calcext:value-type="float">
            <text:p>0.0400032</text:p>
          </table:table-cell>
          <table:table-cell table:formula="of:=[.D4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341" calcext:value-type="float">
            <text:p>0.040341</text:p>
          </table:table-cell>
          <table:table-cell office:value-type="float" office:value="0.0369691" calcext:value-type="float">
            <text:p>0.0369691</text:p>
          </table:table-cell>
          <table:table-cell table:formula="of:=[.D4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046" calcext:value-type="float">
            <text:p>0.0431046</text:p>
          </table:table-cell>
          <table:table-cell office:value-type="float" office:value="0.0379621" calcext:value-type="float">
            <text:p>0.0379621</text:p>
          </table:table-cell>
          <table:table-cell table:formula="of:=[.D4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2819" calcext:value-type="float">
            <text:p>0.0392819</text:p>
          </table:table-cell>
          <table:table-cell office:value-type="float" office:value="0.0400032" calcext:value-type="float">
            <text:p>0.0400032</text:p>
          </table:table-cell>
          <table:table-cell table:formula="of:=[.D5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393077" calcext:value-type="float">
            <text:p>0.0393077</text:p>
          </table:table-cell>
          <table:table-cell table:formula="of:=[.D5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85" calcext:value-type="float">
            <text:p>0.0407285</text:p>
          </table:table-cell>
          <table:table-cell office:value-type="float" office:value="0.0400032" calcext:value-type="float">
            <text:p>0.0400032</text:p>
          </table:table-cell>
          <table:table-cell table:formula="of:=[.D5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5089" calcext:value-type="float">
            <text:p>0.0365089</text:p>
          </table:table-cell>
          <table:table-cell office:value-type="float" office:value="0.0444293" calcext:value-type="float">
            <text:p>0.0444293</text:p>
          </table:table-cell>
          <table:table-cell table:formula="of:=[.D5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420223" calcext:value-type="float">
            <text:p>0.0420223</text:p>
          </table:table-cell>
          <table:table-cell table:formula="of:=[.D5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5729" calcext:value-type="float">
            <text:p>0.0405729</text:p>
          </table:table-cell>
          <table:table-cell office:value-type="float" office:value="0.0405722" calcext:value-type="float">
            <text:p>0.0405722</text:p>
          </table:table-cell>
          <table:table-cell table:formula="of:=[.D5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2271" calcext:value-type="float">
            <text:p>0.0402271</text:p>
          </table:table-cell>
          <table:table-cell office:value-type="float" office:value="0.0415712" calcext:value-type="float">
            <text:p>0.0415712</text:p>
          </table:table-cell>
          <table:table-cell table:formula="of:=[.D5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5238" calcext:value-type="float">
            <text:p>0.0385238</text:p>
          </table:table-cell>
          <table:table-cell office:value-type="float" office:value="0.0422987" calcext:value-type="float">
            <text:p>0.0422987</text:p>
          </table:table-cell>
          <table:table-cell table:formula="of:=[.D5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792" calcext:value-type="float">
            <text:p>0.037792</text:p>
          </table:table-cell>
          <table:table-cell office:value-type="float" office:value="0.0445619" calcext:value-type="float">
            <text:p>0.0445619</text:p>
          </table:table-cell>
          <table:table-cell table:formula="of:=[.D6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383" calcext:value-type="float">
            <text:p>0.0407383</text:p>
          </table:table-cell>
          <table:table-cell office:value-type="float" office:value="0.0422164" calcext:value-type="float">
            <text:p>0.0422164</text:p>
          </table:table-cell>
          <table:table-cell table:formula="of:=[.D6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74517" calcext:value-type="float">
            <text:p>0.0474517</text:p>
          </table:table-cell>
          <table:table-cell office:value-type="float" office:value="0.0376356" calcext:value-type="float">
            <text:p>0.0376356</text:p>
          </table:table-cell>
          <table:table-cell table:formula="of:=[.D6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6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6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3628" calcext:value-type="float">
            <text:p>0.0423628</text:p>
          </table:table-cell>
          <table:table-cell office:value-type="float" office:value="0.0411617" calcext:value-type="float">
            <text:p>0.0411617</text:p>
          </table:table-cell>
          <table:table-cell table:formula="of:=[.D6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1203" calcext:value-type="float">
            <text:p>0.0391203</text:p>
          </table:table-cell>
          <table:table-cell office:value-type="float" office:value="0.038363" calcext:value-type="float">
            <text:p>0.038363</text:p>
          </table:table-cell>
          <table:table-cell table:formula="of:=[.D6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892" calcext:value-type="float">
            <text:p>0.0431892</text:p>
          </table:table-cell>
          <table:table-cell office:value-type="float" office:value="0.0451629" calcext:value-type="float">
            <text:p>0.0451629</text:p>
          </table:table-cell>
          <table:table-cell table:formula="of:=[.D6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119" calcext:value-type="float">
            <text:p>0.0393119</text:p>
          </table:table-cell>
          <table:table-cell office:value-type="float" office:value="0.0408507" calcext:value-type="float">
            <text:p>0.0408507</text:p>
          </table:table-cell>
          <table:table-cell table:formula="of:=[.D7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2353" calcext:value-type="float">
            <text:p>0.0402353</text:p>
          </table:table-cell>
          <table:table-cell office:value-type="float" office:value="0.0393944" calcext:value-type="float">
            <text:p>0.0393944</text:p>
          </table:table-cell>
          <table:table-cell table:formula="of:=[.D7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4791" calcext:value-type="float">
            <text:p>0.0364791</text:p>
          </table:table-cell>
          <table:table-cell office:value-type="float" office:value="0.0408788" calcext:value-type="float">
            <text:p>0.0408788</text:p>
          </table:table-cell>
          <table:table-cell table:formula="of:=[.D7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3433" calcext:value-type="float">
            <text:p>0.0413433</text:p>
          </table:table-cell>
          <table:table-cell office:value-type="float" office:value="0.0402353" calcext:value-type="float">
            <text:p>0.0402353</text:p>
          </table:table-cell>
          <table:table-cell table:formula="of:=[.D7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7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6982" calcext:value-type="float">
            <text:p>0.0366982</text:p>
          </table:table-cell>
          <table:table-cell office:value-type="float" office:value="0.0422161" calcext:value-type="float">
            <text:p>0.0422161</text:p>
          </table:table-cell>
          <table:table-cell table:formula="of:=[.D7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0578" calcext:value-type="float">
            <text:p>0.0400578</text:p>
          </table:table-cell>
          <table:table-cell office:value-type="float" office:value="0.0372331" calcext:value-type="float">
            <text:p>0.0372331</text:p>
          </table:table-cell>
          <table:table-cell table:formula="of:=[.D7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2287" calcext:value-type="float">
            <text:p>0.0402287</text:p>
          </table:table-cell>
          <table:table-cell office:value-type="float" office:value="0.0376436" calcext:value-type="float">
            <text:p>0.0376436</text:p>
          </table:table-cell>
          <table:table-cell table:formula="of:=[.D7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06" calcext:value-type="float">
            <text:p>0.043106</text:p>
          </table:table-cell>
          <table:table-cell office:value-type="float" office:value="0.0407255" calcext:value-type="float">
            <text:p>0.0407255</text:p>
          </table:table-cell>
          <table:table-cell table:formula="of:=[.D7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379508" calcext:value-type="float">
            <text:p>0.0379508</text:p>
          </table:table-cell>
          <table:table-cell table:formula="of:=[.D7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0635" calcext:value-type="float">
            <text:p>0.0370635</text:p>
          </table:table-cell>
          <table:table-cell office:value-type="float" office:value="0.0443354" calcext:value-type="float">
            <text:p>0.0443354</text:p>
          </table:table-cell>
          <table:table-cell table:formula="of:=[.D8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327" calcext:value-type="float">
            <text:p>0.0407327</text:p>
          </table:table-cell>
          <table:table-cell office:value-type="float" office:value="0.038398" calcext:value-type="float">
            <text:p>0.038398</text:p>
          </table:table-cell>
          <table:table-cell table:formula="of:=[.D8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9708" calcext:value-type="float">
            <text:p>0.0379708</text:p>
          </table:table-cell>
          <table:table-cell office:value-type="float" office:value="0.0408493" calcext:value-type="float">
            <text:p>0.0408493</text:p>
          </table:table-cell>
          <table:table-cell table:formula="of:=[.D8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8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30974" calcext:value-type="float">
            <text:p>0.0430974</text:p>
          </table:table-cell>
          <table:table-cell table:formula="of:=[.D8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8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369691" calcext:value-type="float">
            <text:p>0.0369691</text:p>
          </table:table-cell>
          <table:table-cell table:formula="of:=[.D8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8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2833" calcext:value-type="float">
            <text:p>0.0392833</text:p>
          </table:table-cell>
          <table:table-cell office:value-type="float" office:value="0.0393902" calcext:value-type="float">
            <text:p>0.0393902</text:p>
          </table:table-cell>
          <table:table-cell table:formula="of:=[.D8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445619" calcext:value-type="float">
            <text:p>0.0445619</text:p>
          </table:table-cell>
          <table:table-cell table:formula="of:=[.D8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393077" calcext:value-type="float">
            <text:p>0.0393077</text:p>
          </table:table-cell>
          <table:table-cell table:formula="of:=[.D9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1344" calcext:value-type="float">
            <text:p>0.0391344</text:p>
          </table:table-cell>
          <table:table-cell office:value-type="float" office:value="0.0400032" calcext:value-type="float">
            <text:p>0.0400032</text:p>
          </table:table-cell>
          <table:table-cell table:formula="of:=[.D9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407327" calcext:value-type="float">
            <text:p>0.0407327</text:p>
          </table:table-cell>
          <table:table-cell table:formula="of:=[.D9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444293" calcext:value-type="float">
            <text:p>0.0444293</text:p>
          </table:table-cell>
          <table:table-cell table:formula="of:=[.D9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377958" calcext:value-type="float">
            <text:p>0.0377958</text:p>
          </table:table-cell>
          <table:table-cell table:formula="of:=[.D9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31172" calcext:value-type="float">
            <text:p>0.0431172</text:p>
          </table:table-cell>
          <table:table-cell table:formula="of:=[.D9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0879" calcext:value-type="float">
            <text:p>0.0420879</text:p>
          </table:table-cell>
          <table:table-cell office:value-type="float" office:value="0.0415712" calcext:value-type="float">
            <text:p>0.0415712</text:p>
          </table:table-cell>
          <table:table-cell table:formula="of:=[.D9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9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8099" calcext:value-type="float">
            <text:p>0.0378099</text:p>
          </table:table-cell>
          <table:table-cell table:formula="of:=[.D9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6316" calcext:value-type="float">
            <text:p>0.0406316</text:p>
          </table:table-cell>
          <table:table-cell office:value-type="float" office:value="0.0415712" calcext:value-type="float">
            <text:p>0.0415712</text:p>
          </table:table-cell>
          <table:table-cell table:formula="of:=[.D9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10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4848" calcext:value-type="float">
            <text:p>0.0394848</text:p>
          </table:table-cell>
          <table:table-cell office:value-type="float" office:value="0.0431172" calcext:value-type="float">
            <text:p>0.0431172</text:p>
          </table:table-cell>
          <table:table-cell table:formula="of:=[.D10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ce1" table:formula="of:=MEDIAN([.B2:.B102])" office:value-type="float" office:value="0.0402271" calcext:value-type="float">
            <text:p>0.0402271</text:p>
          </table:table-cell>
          <table:table-cell table:style-name="ce1" table:formula="of:=MEDIAN([.C2:.C102])" office:value-type="float" office:value="0.0405722" calcext:value-type="float">
            <text:p>0.04057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4:45:24.969298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6:30:21.466656432</dc:date>
    <meta:editing-duration>PT1H19M36S</meta:editing-duration>
    <meta:editing-cycles>7</meta:editing-cycles>
    <meta:generator>LibreOffice/5.1.6.2$Linux_X86_64 LibreOffice_project/10m0$Build-2</meta:generator>
    <meta:document-statistic meta:table-count="1" meta:cell-count="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0.0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9.833cm" svg:y="0.44cm" chart:style-name="ch2">
          <text:p>Estimación de altura</text:p>
        </chart:title>
        <chart:subtitle svg:x="11.685cm" svg:y="1.691cm" chart:style-name="ch3">
          <text:p>Joystick</text:p>
        </chart:subtitle>
        <chart:legend chart:legend-position="end" svg:x="20.142cm" svg:y="6.743cm" style:legend-expansion="high" chart:style-name="ch4"/>
        <chart:plot-area chart:style-name="ch5" table:cell-range-address="height_joystick.B1:height_joystick.D102" chart:data-source-has-labels="row" svg:x="1.906cm" svg:y="2.848cm" svg:width="17.728cm" svg:height="10.816cm">
          <chartooo:coordinate-region svg:x="3.004cm" svg:y="2.97cm" svg:width="16.489cm" svg:height="9.693cm"/>
          <chart:axis chart:dimension="x" chart:name="primary-x" chart:style-name="ch6">
            <chart:title svg:x="9.741cm" svg:y="13.968cm" chart:style-name="ch7">
              <text:p>Eventos</text:p>
            </chart:title>
          </chart:axis>
          <chart:axis chart:dimension="y" chart:name="primary-y" chart:style-name="ch8">
            <chart:title svg:x="0.451cm" svg:y="9.575cm" chart:style-name="ch9">
              <text:p>Altura [m]</text:p>
            </chart:title>
            <chart:grid chart:style-name="ch10" chart:class="major"/>
          </chart:axis>
          <chart:series chart:style-name="ch11" chart:values-cell-range-address="height_joystick.B2:height_joystick.B102" chart:label-cell-address="height_joystick.B1:height_joystick.B1" chart:class="chart:line">
            <chart:data-point chart:repeated="101"/>
          </chart:series>
          <chart:series chart:style-name="ch12" chart:values-cell-range-address="height_joystick.C2:height_joystick.C102" chart:label-cell-address="height_joystick.C1:height_joystick.C1" chart:class="chart:line">
            <chart:data-point chart:repeated="101"/>
          </chart:series>
          <chart:series chart:style-name="ch13" chart:values-cell-range-address="height_joystick.D2:height_joystick.D102" chart:label-cell-address="height_joystick.D1:height_joystick.D1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joystick.B1:height_joystick.B1</svg:desc>
                </draw:g>
              </table:table-cell>
              <table:table-cell office:value-type="string">
                <text:p>Algoritmo previo</text:p>
                <draw:g>
                  <svg:desc>height_joystick.C1:height_joystick.C1</svg:desc>
                </draw:g>
              </table:table-cell>
              <table:table-cell office:value-type="string">
                <text:p>Ideal</text:p>
                <draw:g>
                  <svg:desc>height_joystick.D1:height_joystic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2987">
                <text:p>0.0422987</text:p>
                <draw:g>
                  <svg:desc>height_joystick.B2:height_joystick.B102</svg:desc>
                </draw:g>
              </table:table-cell>
              <table:table-cell office:value-type="float" office:value="0.0422161">
                <text:p>0.0422161</text:p>
                <draw:g>
                  <svg:desc>height_joystick.C2:height_joystick.C102</svg:desc>
                </draw:g>
              </table:table-cell>
              <table:table-cell office:value-type="float" office:value="0.05">
                <text:p>0.05</text:p>
                <draw:g>
                  <svg:desc>height_joystick.D2:height_joystick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1634">
                <text:p>0.0371634</text:p>
              </table:table-cell>
              <table:table-cell office:value-type="float" office:value="0.0400101">
                <text:p>0.04001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9572">
                <text:p>0.0459572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7097">
                <text:p>0.0397097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075">
                <text:p>0.0357075</text:p>
              </table:table-cell>
              <table:table-cell office:value-type="float" office:value="0.0385151">
                <text:p>0.03851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6723">
                <text:p>0.0416723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9778">
                <text:p>0.0359778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371578">
                <text:p>0.03715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2243">
                <text:p>0.0402243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40234">
                <text:p>0.0402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07355">
                <text:p>0.04073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431085">
                <text:p>0.04310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7794">
                <text:p>0.0387794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2012">
                <text:p>0.0452012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7521">
                <text:p>0.0437521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9466">
                <text:p>0.0429466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37927">
                <text:p>0.0379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38668">
                <text:p>0.0438668</text:p>
              </table:table-cell>
              <table:table-cell office:value-type="float" office:value="0.0422206">
                <text:p>0.04222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5482">
                <text:p>0.0355482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5068">
                <text:p>0.0385068</text:p>
              </table:table-cell>
              <table:table-cell office:value-type="float" office:value="0.0427839">
                <text:p>0.04278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0466">
                <text:p>0.0400466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70634">
                <text:p>0.0370634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446767">
                <text:p>0.04467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85165">
                <text:p>0.0385165</text:p>
              </table:table-cell>
              <table:table-cell office:value-type="float" office:value="0.0442674">
                <text:p>0.04426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45536">
                <text:p>0.0445536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24906">
                <text:p>0.0424906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1407">
                <text:p>0.0431407</text:p>
              </table:table-cell>
              <table:table-cell office:value-type="float" office:value="0.040841">
                <text:p>0.0408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3106">
                <text:p>0.043106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4199">
                <text:p>0.0404199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79043">
                <text:p>0.0379043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5027">
                <text:p>0.0455027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064">
                <text:p>0.038064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341">
                <text:p>0.040341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31046">
                <text:p>0.0431046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2819">
                <text:p>0.0392819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7285">
                <text:p>0.0407285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65089">
                <text:p>0.0365089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420223">
                <text:p>0.04202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05729">
                <text:p>0.0405729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5238">
                <text:p>0.0385238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7792">
                <text:p>0.037792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7383">
                <text:p>0.0407383</text:p>
              </table:table-cell>
              <table:table-cell office:value-type="float" office:value="0.0422164">
                <text:p>0.04221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74517">
                <text:p>0.0474517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23628">
                <text:p>0.0423628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1203">
                <text:p>0.0391203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1892">
                <text:p>0.0431892</text:p>
              </table:table-cell>
              <table:table-cell office:value-type="float" office:value="0.0451629">
                <text:p>0.04516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13433">
                <text:p>0.0413433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66982">
                <text:p>0.0366982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00578">
                <text:p>0.0400578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02287">
                <text:p>0.0402287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3106">
                <text:p>0.043106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379508">
                <text:p>0.03795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70635">
                <text:p>0.0370635</text:p>
              </table:table-cell>
              <table:table-cell office:value-type="float" office:value="0.0443354">
                <text:p>0.0443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38398">
                <text:p>0.0383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79708">
                <text:p>0.0379708</text:p>
              </table:table-cell>
              <table:table-cell office:value-type="float" office:value="0.0408493">
                <text:p>0.04084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30974">
                <text:p>0.0430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92833">
                <text:p>0.0392833</text:p>
              </table:table-cell>
              <table:table-cell office:value-type="float" office:value="0.0393902">
                <text:p>0.03939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91344">
                <text:p>0.0391344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20879">
                <text:p>0.0420879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378099">
                <text:p>0.03780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06316">
                <text:p>0.0406316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94848">
                <text:p>0.0394848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